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Liberation Sans" style:text-underline-style="none"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ds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Liberation Sans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ds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ary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Binary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000000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000001" calcext:value-type="float">
            <text:p>1000000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1000001" calcext:value-type="float">
            <text:p>11000001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00000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010000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000010" calcext:value-type="float">
            <text:p>1000001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1000010" calcext:value-type="float">
            <text:p>1100001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000001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0100001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000011" calcext:value-type="float">
            <text:p>1000001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000011" calcext:value-type="float">
            <text:p>11000011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000010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0100010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0000100" calcext:value-type="float">
            <text:p>100001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000100" calcext:value-type="float">
            <text:p>11000100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000010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0100010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000101" calcext:value-type="float">
            <text:p>10000101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1000101" calcext:value-type="float">
            <text:p>11000101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00001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0100011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000110" calcext:value-type="float">
            <text:p>1000011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1000110" calcext:value-type="float">
            <text:p>11000110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000011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010001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000111" calcext:value-type="float">
            <text:p>10000111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1000111" calcext:value-type="float">
            <text:p>11000111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00010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001000" calcext:value-type="float">
            <text:p>10001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001000" calcext:value-type="float">
            <text:p>11001000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000100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001001" calcext:value-type="float">
            <text:p>1000100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1001001" calcext:value-type="float">
            <text:p>11001001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000101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010010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0001010" calcext:value-type="float">
            <text:p>1000101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1001010" calcext:value-type="float">
            <text:p>11001010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0000101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0100101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0001011" calcext:value-type="float">
            <text:p>1000101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001011" calcext:value-type="float">
            <text:p>11001011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0000110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0100110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001100" calcext:value-type="float">
            <text:p>1000110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1001100" calcext:value-type="float">
            <text:p>11001100</text:p>
          </table:table-cell>
          <table:table-cell table:number-columns-repeated="101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0000110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0001101" calcext:value-type="float">
            <text:p>1000110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1001101" calcext:value-type="float">
            <text:p>11001101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0000111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0001110" calcext:value-type="float">
            <text:p>10001110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1001110" calcext:value-type="float">
            <text:p>11001110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000111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010011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0001111" calcext:value-type="float">
            <text:p>1000111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1001111" calcext:value-type="float">
            <text:p>11001111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001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101000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0010000" calcext:value-type="float">
            <text:p>100100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1010000" calcext:value-type="float">
            <text:p>11010000</text:p>
          </table:table-cell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0001000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0101000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010001" calcext:value-type="float">
            <text:p>10010001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1010001" calcext:value-type="float">
            <text:p>11010001</text:p>
          </table:table-cell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0001001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0101001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0010010" calcext:value-type="float">
            <text:p>100100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1010010" calcext:value-type="float">
            <text:p>11010010</text:p>
          </table:table-cell>
          <table:table-cell table:number-columns-repeated="101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0001001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0101001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0010011" calcext:value-type="float">
            <text:p>10010011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1010011" calcext:value-type="float">
            <text:p>11010011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0001010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01010100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0010100" calcext:value-type="float">
            <text:p>1001010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1010100" calcext:value-type="float">
            <text:p>11010100</text:p>
          </table:table-cell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0001010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0101010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0010101" calcext:value-type="float">
            <text:p>1001010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1010101" calcext:value-type="float">
            <text:p>11010101</text:p>
          </table:table-cell>
          <table:table-cell table:number-columns-repeated="10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0001011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010101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10110" calcext:value-type="float">
            <text:p>1001011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010110" calcext:value-type="float">
            <text:p>11010110</text:p>
          </table:table-cell>
          <table:table-cell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0001011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0101011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0010111" calcext:value-type="float">
            <text:p>1001011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1010111" calcext:value-type="float">
            <text:p>11010111</text:p>
          </table:table-cell>
          <table:table-cell table:number-columns-repeated="10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0001100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0101100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1011000" calcext:value-type="float">
            <text:p>11011000</text:p>
          </table:table-cell>
          <table:table-cell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0001100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0101100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0011001" calcext:value-type="float">
            <text:p>1001100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1011001" calcext:value-type="float">
            <text:p>11011001</text:p>
          </table:table-cell>
          <table:table-cell table:number-columns-repeated="10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000110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01011010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0011010" calcext:value-type="float">
            <text:p>1001101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1011010" calcext:value-type="float">
            <text:p>11011010</text:p>
          </table:table-cell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0001101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0101101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011011" calcext:value-type="float">
            <text:p>10011011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1011011" calcext:value-type="float">
            <text:p>11011011</text:p>
          </table:table-cell>
          <table:table-cell table:number-columns-repeated="101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000111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0101110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0011100" calcext:value-type="float">
            <text:p>100111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011100" calcext:value-type="float">
            <text:p>11011100</text:p>
          </table:table-cell>
          <table:table-cell table:number-columns-repeated="101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0001110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0101110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011101" calcext:value-type="float">
            <text:p>10011101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1011101" calcext:value-type="float">
            <text:p>11011101</text:p>
          </table:table-cell>
          <table:table-cell table:number-columns-repeated="101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0001111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01011110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0011110" calcext:value-type="float">
            <text:p>1001111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1011110" calcext:value-type="float">
            <text:p>11011110</text:p>
          </table:table-cell>
          <table:table-cell table:number-columns-repeated="101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0001111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0101111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0011111" calcext:value-type="float">
            <text:p>10011111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11011111" calcext:value-type="float">
            <text:p>11011111</text:p>
          </table:table-cell>
          <table:table-cell table:number-columns-repeated="101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0010000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0110000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100000" calcext:value-type="float">
            <text:p>1010000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1100000" calcext:value-type="float">
            <text:p>11100000</text:p>
          </table:table-cell>
          <table:table-cell table:number-columns-repeated="101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0010000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0110000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100001" calcext:value-type="float">
            <text:p>1010000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1100001" calcext:value-type="float">
            <text:p>11100001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0010001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0110001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00010" calcext:value-type="float">
            <text:p>1010001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1100010" calcext:value-type="float">
            <text:p>11100010</text:p>
          </table:table-cell>
          <table:table-cell table:number-columns-repeated="101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0010001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0110001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0100011" calcext:value-type="float">
            <text:p>1010001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1100011" calcext:value-type="float">
            <text:p>11100011</text:p>
          </table:table-cell>
          <table:table-cell table:number-columns-repeated="101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00100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0100100" calcext:value-type="float">
            <text:p>10100100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1100100" calcext:value-type="float">
            <text:p>11100100</text:p>
          </table:table-cell>
          <table:table-cell table:number-columns-repeated="101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0010010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01100101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100101" calcext:value-type="float">
            <text:p>10100101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1100101" calcext:value-type="float">
            <text:p>11100101</text:p>
          </table:table-cell>
          <table:table-cell table:number-columns-repeated="101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0010011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0110011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0100110" calcext:value-type="float">
            <text:p>1010011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1100110" calcext:value-type="float">
            <text:p>11100110</text:p>
          </table:table-cell>
          <table:table-cell table:number-columns-repeated="101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0010011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01100111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0100111" calcext:value-type="float">
            <text:p>1010011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1100111" calcext:value-type="float">
            <text:p>11100111</text:p>
          </table:table-cell>
          <table:table-cell table:number-columns-repeated="101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001010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01101000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0101000" calcext:value-type="float">
            <text:p>1010100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1101000" calcext:value-type="float">
            <text:p>11101000</text:p>
          </table:table-cell>
          <table:table-cell table:number-columns-repeated="101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001010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0101001" calcext:value-type="float">
            <text:p>1010100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1101001" calcext:value-type="float">
            <text:p>11101001</text:p>
          </table:table-cell>
          <table:table-cell table:number-columns-repeated="101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00101010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011010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101010" calcext:value-type="float">
            <text:p>1010101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1101010" calcext:value-type="float">
            <text:p>11101010</text:p>
          </table:table-cell>
          <table:table-cell table:number-columns-repeated="101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0010101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0110101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0101011" calcext:value-type="float">
            <text:p>1010101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1101011" calcext:value-type="float">
            <text:p>11101011</text:p>
          </table:table-cell>
          <table:table-cell table:number-columns-repeated="101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0010110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01101100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0101100" calcext:value-type="float">
            <text:p>10101100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1101100" calcext:value-type="float">
            <text:p>11101100</text:p>
          </table:table-cell>
          <table:table-cell table:number-columns-repeated="101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0010110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01101101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0101101" calcext:value-type="float">
            <text:p>10101101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1101101" calcext:value-type="float">
            <text:p>11101101</text:p>
          </table:table-cell>
          <table:table-cell table:number-columns-repeated="101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0010111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0110111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0101110" calcext:value-type="float">
            <text:p>1010111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1101110" calcext:value-type="float">
            <text:p>11101110</text:p>
          </table:table-cell>
          <table:table-cell table:number-columns-repeated="101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0010111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101111" calcext:value-type="float">
            <text:p>1010111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1101111" calcext:value-type="float">
            <text:p>11101111</text:p>
          </table:table-cell>
          <table:table-cell table:number-columns-repeated="101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0011000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0111000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0110000" calcext:value-type="float">
            <text:p>10110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1110000" calcext:value-type="float">
            <text:p>11110000</text:p>
          </table:table-cell>
          <table:table-cell table:number-columns-repeated="101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0011000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01110001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0110001" calcext:value-type="float">
            <text:p>10110001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1110001" calcext:value-type="float">
            <text:p>11110001</text:p>
          </table:table-cell>
          <table:table-cell table:number-columns-repeated="101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0011001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0111001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0110010" calcext:value-type="float">
            <text:p>1011001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1110010" calcext:value-type="float">
            <text:p>11110010</text:p>
          </table:table-cell>
          <table:table-cell table:number-columns-repeated="101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00110011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0111001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0110011" calcext:value-type="float">
            <text:p>1011001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1110011" calcext:value-type="float">
            <text:p>11110011</text:p>
          </table:table-cell>
          <table:table-cell table:number-columns-repeated="101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0011010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0111010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110100" calcext:value-type="float">
            <text:p>10110100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1110100" calcext:value-type="float">
            <text:p>11110100</text:p>
          </table:table-cell>
          <table:table-cell table:number-columns-repeated="101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0011010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01110101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0110101" calcext:value-type="float">
            <text:p>1011010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1110101" calcext:value-type="float">
            <text:p>11110101</text:p>
          </table:table-cell>
          <table:table-cell table:number-columns-repeated="101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001101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0111011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0110110" calcext:value-type="float">
            <text:p>10110110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1110110" calcext:value-type="float">
            <text:p>11110110</text:p>
          </table:table-cell>
          <table:table-cell table:number-columns-repeated="101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001101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0111011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0110111" calcext:value-type="float">
            <text:p>10110111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1110111" calcext:value-type="float">
            <text:p>11110111</text:p>
          </table:table-cell>
          <table:table-cell table:number-columns-repeated="101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00111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011110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0111000" calcext:value-type="float">
            <text:p>10111000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1111000" calcext:value-type="float">
            <text:p>11111000</text:p>
          </table:table-cell>
          <table:table-cell table:number-columns-repeated="101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0011100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01111001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111001" calcext:value-type="float">
            <text:p>1011100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1111001" calcext:value-type="float">
            <text:p>11111001</text:p>
          </table:table-cell>
          <table:table-cell table:number-columns-repeated="101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0011101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0111101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0111010" calcext:value-type="float">
            <text:p>1011101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1111010" calcext:value-type="float">
            <text:p>11111010</text:p>
          </table:table-cell>
          <table:table-cell table:number-columns-repeated="101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0011101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0111101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0111011" calcext:value-type="float">
            <text:p>1011101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1111011" calcext:value-type="float">
            <text:p>11111011</text:p>
          </table:table-cell>
          <table:table-cell table:number-columns-repeated="101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0011110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0111100" calcext:value-type="float">
            <text:p>1011110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1111100" calcext:value-type="float">
            <text:p>11111100</text:p>
          </table:table-cell>
          <table:table-cell table:number-columns-repeated="101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0011110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01000001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0111101" calcext:value-type="float">
            <text:p>1011110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1111101" calcext:value-type="float">
            <text:p>11111101</text:p>
          </table:table-cell>
          <table:table-cell table:number-columns-repeated="101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0011111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0111111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111110" calcext:value-type="float">
            <text:p>10111110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1111110" calcext:value-type="float">
            <text:p>11111110</text:p>
          </table:table-cell>
          <table:table-cell table:number-columns-repeated="101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0011111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0111111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0111111" calcext:value-type="float">
            <text:p>1011111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1111111" calcext:value-type="float">
            <text:p>11111111</text:p>
          </table:table-cell>
          <table:table-cell table:number-columns-repeated="101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010000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000000" calcext:value-type="float">
            <text:p>100000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1000000" calcext:value-type="float">
            <text:p>11000000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ds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ds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ds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3:04:12.225066147</meta:creation-date>
    <dc:date>2020-09-29T13:12:22.241352008</dc:date>
    <meta:editing-duration>PT8M11S</meta:editing-duration>
    <meta:editing-cycles>1</meta:editing-cycles>
    <meta:document-statistic meta:table-count="1" meta:cell-count="518" meta:object-count="0"/>
    <meta:generator>LibreOffice/6.4.6.2$Linux_X86_64 LibreOffice_project/40$Build-2</meta:generator>
  </office:meta>
</office:document-meta>
</file>